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language="en" fo:country="US"/>
    </style:style>
    <style:style style:name="P3" style:family="paragraph" style:parent-style-name="Text_20_body">
      <style:text-properties fo:font-size="10pt"/>
    </style:style>
    <style:style style:name="P4" style:family="paragraph" style:parent-style-name="Standard">
      <style:text-properties fo:font-size="12pt" fo:language="en" fo:country="US" style:font-size-asian="12pt" style:font-size-complex="12pt"/>
    </style:style>
    <style:style style:name="P5" style:family="paragraph" style:parent-style-name="Text_20_body">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color="#000000" fo:font-weight="bold"/>
    </style:style>
    <style:style style:name="P8" style:family="paragraph" style:parent-style-name="Heading_20_1">
      <style:text-properties fo:language="en" fo:country="U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language="en" fo:country="US"/>
    </style:style>
    <style:style style:name="P11" style:family="paragraph" style:parent-style-name="Heading_20_1">
      <style:paragraph-properties fo:break-before="page"/>
      <style:text-properties fo:language="en" fo:country="US" fo:font-style="normal" fo:font-weight="bold" style:font-style-asian="normal" style:font-weight-asian="bold" style:font-style-complex="normal"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language="ru" fo:country="RU"/>
    </style:style>
    <style:style style:name="T6" style:family="text">
      <style:text-properties fo:language="ru" fo:country="RU" fo:font-style="italic" style:font-style-asian="italic" style:font-style-complex="italic"/>
    </style:style>
  </office:automatic-styles>
  <office:body>
    <office:text text:use-soft-page-breaks="true">
      <office:forms form:automatic-focus="false" form:apply-design-mode="false">
        <form:form form:name="form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__VIEWSTATE" form:control-implementation="ooo:com.sun.star.form.component.HiddenControl" form:id="control1" form:value="/wEPDwUJMzQzMDUwMzIxD2QWAgIDD2QWAgIBD2QWBGYPZBYCAgEPZBYeZg9kFgRmDxYCHglpbm5lcmh0bWwFFDxiPlByb2plY3QgVHlwZTo8L2I+ZAIBDxYCHwAFbVdoYXQga2luZCBvZiB3b3JrIGRvIHlvdSBuZWVkIGRvbmU/PEJSPlNvZnR3YXJlIHJlbGF0ZWQgKEluY2x1ZGVzIGRlc2t0b3AgYXBwbGljYXRpb25zIGFuZCBpbnRlcm5ldCB3ZWJzaXRlcylkAgEPZBYEZg8WAh8ABRU8Yj5Qcm9qZWN0IFBhcnRzOjwvYj5kAgEPFgIfAAU2V2hhdCBkbyB5b3Ugd2FudCB0aGUgc2VsbGVyIHRvIGRvIG9uIHRoaXMgcHJvamVjdD88QlI+ZAIDD2QWBGYPFgIfAAUWPGI+UmVxLiBEb2MuIFR5cGU6PC9iPmQCAQ8WAh8ABekEV2hhdCBraW5kIG9mIGRvY3VtZW50YXRpb24gZG8geW91IHdhbnQgZm9yIHRoaXMgcHJvamVjdD88QlI+SW5mb3JtYWwgZG9jdW1lbnRhdGlvbiAtIEFzIHRoZSBidXllciB0YWxrcyBiYWNrIGFuZCBmb3J0aCBhYm91dCB0aGUgcHJvamVjdCB3aXRoIHRoZSBzZWxsZXIsIHRob3NlIGNvbnZlcnNhdGlvbnMgYmVjb21lIHRoZSByZXF1aXJlbWVudHMuUmVtZW1iZXIgdG8gY29tbXVuaWNhdGUgQUxMIG9mIHRoZSBkZXRhaWxzIG9mIHlvdXIgcHJvamVjdCBvbiB0aGUgUmVudCBBIENvZGVyIHNpdGUuICBJZiB5b3UgZG9uJ3QsIGFuZCB0aGVyZSBpcyBhIGRpc3B1dGUsIHRoZW4gaW1wb3J0YW50IGRldGFpbHMgb2YgdGhlIGNvbnRyYWN0IHdpbGwgbm90IGJlIGRvY3VtZW50ZWQgYW5kIGNhbm5vdCBiZSB0YWtlbiBpbnRvIGFjY291bnQgaW4gYXJiaXRyYXRpb24uICBJZiB5b3UgZmVlbCB5b3UgTVVTVCBnbyBvZmZzaXRlIChmb3IgZXhhbXBsZSwgdXNpbmcgdGhlIHBob25lIG9yIElNKSB0aGVuIGFmdGVyd2FyZHMgcG9zdCBldmVyeXRoaW5nIG9uc2l0ZSBhbmQgZ2V0IHRoZSBvdGhlciBwYXJ0eSB0byBwb3N0IHRoYXQgdGhleSBhZ3JlZSB0byB0aG9zZSBjb250cmFjdHVhbCB0ZXJtcy5kAgQPZBYEZg8WAh8ABRQ8Yj5Qcm9ncmFtIFR5cGU6PC9iPmQCAQ8WAh8ABcEBV2hhdCBraW5kIG9mIHNvZnR3YXJlIHNob3VsZCB0aGUgc2VsbGVyIGNyZWF0ZSAoYW5kL29yIGluc3RhbGwpPzx1bD48bGk+QW4gaW50ZXJuZXQgd2ViLXNpdGU6IFRoaXMgc29mdHdhcmUgcnVucyBvbiBhIHdlYiBzZXJ2ZXIgYW5kIHVzZXJzIHdpbGwgYWNjZXNzIGl0IHVzaW5nIHRoZWlyIGludGVybmV0IGJyb3dzZXIuPC9saT48L3VsPmQCBQ9kFgJmDxYCHwAFHTxiPkludGVybmV0IHdlYi1zaXRlIGluZm88L2I+ZAIGD2QWBGYPFgIfAAUgPGI+RGVzaWduIGFuZCBmdW5jdGlvbmFsaXR5OjwvYj5kAgEPFgIfAAXOAVdoYXQgZG9lcyB0aGUgcHJvZ3JhbW1pbmcgb2YgdGhpcyBwcm9qZWN0IGludm9sdmU/PHVsPjxsaT5EZXNpZ246IENyZWF0ZSB0aGUgbGF5b3V0IG9mIHRoZSBwYWdlcyAob3IgbW9kaWZ5IHRoZSBsYXlvdXQgb2YgZXhpc3RpbmcgcGFnZXMpLjwvbGk+PGxpPlByb2dyYW0gRnVuY3Rpb25hbGl0eTogTWFraW5nIHRoZSB3ZWJzaXRlICJ3b3JrIi48L2xpPjwvdWw+ZAIHD2QWBGYPFgIfAAUdPGI+TW9kZWxpbmcgYW5vdGhlciBzaXRlOjwvYj5kAgEPFgIfAAUlRG8geW91IHdpc2ggdG8gbW9kZWwgYW5vdGhlciBzaXRlPyBOb2QCCA9kFgRmDxYCHwAFFzxiPlNpemUgb2Ygd2Vic2l0ZTo8L2I+ZAIBDxYCHwAFTUhvdyBtYW55IHBhZ2VzIG5lZWQgdG8gYmUgY3JlYXRlZC9lZGl0ZWQgaW4gdGhpcyB3ZWJzaXRlPzxCUj5BcHByb3hpbWF0ZWx5IDQuZAIJD2QWBGYPFgIfAAUcPGI+UHJvZ3JhbW1pbmcgTGFuZ3VhZ2U6PC9iPmQCAQ8WAh8ABZsBV2hhdCBwcm9ncmFtbWluZyBsYW5ndWFnZShzKSBkbyB5b3Ugd2FudCB5b3VyIHdlYnNpdGUgd3JpdHRlbiBpbj88QlI+SSBkbyBrbm93IHRoZSBsYW5ndWFnZShzKS48QlI+TGFuZ3VhZ2VzKHMpOjxCUj48dWw+PGxpPkFTUCAuTkVUPC9saT48bGk+SmF2YTwvbGk+PC91bD5kAgoPZBYEZg8WAh8ABRA8Yj5EYXRhYmFzZTo8L2I+ZAIBDxYCHwAFhgFXaWxsIHRoaXMgcHJvamVjdCBpbmNsdWRlIGEgZGF0YWJhc2U/PEJSPlllcywgaXQgZG9lcyBpbmNsdWRlIGEgZGF0YWJhc2UuPEJSPkRldGFpbHM6PEJSPjx1bD48bGk+TXlTUUwgLS0gdmVyc2lvbihzKTogbGF0ZXN0PC9saT48L3VsPmQCCw9kFgRmDxYCHwAFIjxiPkJyb3dzZXIgVHlwZShzKS9WZXJzaW9uKHMpOjwvYj5kAgEPFgIfAAX0AVdoaWNoIGJyb3dzZXIvdmVyc2lvbiBjb21iaW5hdGlvbnMgbXVzdCB0aGlzIHdlYnNpdGUgc3VwcG9ydD88QlI+PHVsPjxsaT5JRSA3LjA8L2xpPjxsaT5JRSA2LjA8L2xpPjxsaT5GaXJlZm94IDMuMDwvbGk+PGxpPkZpcmVmb3ggMi4wLTIueDwvbGk+PGxpPk90aGVyLiAgRGV0YWlsczogPHNwYW4gc3R5bGU9ImZvbnQtc2l6ZTogMTNweCI+TWljcm9zb2Z0IEludGVybmV0IEV4cGxvcmVyIDguMDwvc3Bhbj4NCjwvbGk+PC91bD5kAgwPZBYEZg8WAh8ABSI8Yj5TZXJ2ZXIgSG9zdGluZyBFbnZpcm9ubWVudDo8L2I+ZAIBDxYCHwAFywhXaGF0IGlzIHlvdXIgc2VydmVyIGhvc3RpbmcgZW52aXJvbm1lbnQ/PEJSPkkgaGF2ZSBhIHNlcnZlciBhdCBhIDNyZCBwYXJ0eSBob3N0aW5nIGNvbXBhbnkuPEJSPlRoZSBuYW1lIG9mIHRoZSBob3N0aW5nIGNvbXBhbnkgaXM6IEhvc3RnYXRvcjxCUj5UaGUgc2VydmVyJ3Mgc2hhcmVkL2RlZGljYXRlZCBzdGF0dXMgaXM6IFNoYXJlZCB3aXRoIG90aGVyIHBlb3BsZS48QlI+PEJSPkNvbXBvbmVudCBDb21wYXRpYmlsaXR5IFByb3RlY3Rpb246PEJSPlNvbWV0aW1lcyBhIHByb2dyYW1tZXIgbWF5IGNyZWF0ZSBmZWF0dXJlcyBvbiB0aGUgd2Vic2l0ZSB0aGF0IHJlbHkgb24gY29tcG9uZW50c3doaWNoIHdvcmsgZmluZSBvbiB0aGVpciBvd24gc2VydmVyLCBidXQgd29uJ3Qgd29yayB3aXRoIHlvdXIgM3JkIHBhcnR5IGhvc3RpbmcgY29tcGFueSdzIHNlcnZlci4gVGhlcmUgYXJlIG1hbnkgcmVhc29ucyBmb3IgdGhpcyBpbmNsdWRpbmcgdmVyc2lvbiBpbmNvbXBhdGliaWxpdHksIHJlc3RyaWN0ZWQgcGVybWlzc2lvbnMsIGV0Yy4uLiBSZW50IEEgQ29kZXIgbm9ybWFsbHkgcmVxdWlyZXMgdGhhdCB0aGUgcHJvZ3JhbW1lciB2ZXJpZnkgaW4gYWR2YW5jZSB0aGF0IHlvdXIgM3JkIHBhcnR5IGhvc3RpbmcgcHJvdmlkZXIgd2lsbCBzdXBwb3J0IHRoZSBjb21wb25lbnRzLiZuYnNwOyBJZiB0aGV5IGRvIG5vdCwgdGhlbiB0aGV5IGFyZSByZXNwb25zaWJsZSBmb3IgYW55IGluY29tcGF0aWJpbGl0aWVzLCByYXRoZXIgdGhhbiB5b3UuICBEbyB5b3Ugd2FudCB0aGlzIHByb3RlY3Rpb24gb24geW91ciBwcm9qZWN0PzxCUj5ZZXMsIEkgcmVxdWlyZSB0aGUgcHJvZ3JhbW1lciB0byBxdWVyeSBteSBob3N0aW5nIGNvbXBhbnkgaW4gYWR2YW5jZSwgdG8gZW5zdXJlIHRoYXQgdGhleSBzdXBwb3J0IGFsbCBjb21wb25lbnRzIHdoaWNoIHRoZSBjb2RlciB1c2VzIGluIHRoZSBmaW5hbCBzb2x1dGlvbiAoaW5jbHVkaW5nIHN1cHBvcnRpbmcgdGhlIGFudGljaXBhdGVkIHZlcnNpb24gI3MsIGFsbG93aW5nIGNvbXBvbmVudHMgdG8gcnVuIHVuZGVyIHRoZWlyIHBvdGVudGlhbGx5IHJlc3RyaWN0ZWQgc2VjdXJpdHkgbW9kZWwsIGV0Yy4pZAIND2QWBGYPFgIfAAUiPGI+U2VydmVyIEhvc3RpbmcgRW52aXJvbm1lbnQ6PC9iPmQCAQ8WAh8ABY0BV2lsbCB0aGUgY29kZXIgZGV2ZWxvcCAibGl2ZSIgb24geW91ciBzZXJ2ZXI/PEJSPk5vLiAgVGhlIHByb2dyYW1tZXIgaXMgcmVzcG9uc2libGUgZm9yIGNyZWF0aW5nIHRoZWlyIG93biBkZXZlbG9wbWVudCBhbmQvb3IgcWMgZW52aXJvbm1lbnQuZAIOD2QWBGYPFgIfAAUdPGI+UGh5c2ljYWwgaW5zdGFsbGF0aW9uOjwvYj5kAgEPFgIfAAWHA1dobyB3aWxsIHBlcmZvcm0gdGhlIHBoeXNpY2FsIGluc3RhbGxhdGlvbj88QlI+SSB3aWxsIHBlcmZvcm0gdGhlIHBoeXNpY2FsIGluc3RhbGxhdGlvbi4gIFRoZSBjb2RlciBpcyBvbmx5IHJlc3BvbnNpYmxlIGZvciBwcm92aWRpbmcgaW5zdHJ1Y3Rpb25zIGFuZCBhc3Npc3RhbmNlIHJlZ2FyZGluZyB3aGF0IEkgbXVzdCBkby4gIEkgdW5kZXJzdGFuZCBhbmQgYWdyZWUgdGhhdCBpZiB0aGUgY29kZXIgcHJvdmlkZXMgYWRlcXVhdGUgaW5zdHJ1Y3Rpb25zLCBidXQgSSBhbSB1bmFibGUgdG8gZm9sbG93IHRoZW0sIHRoZW4gdGhpcyBpcyBhIHZhbGlkIHJlYXNvbiBmb3IgdGhlbSB0byBtaXNzIHRoZSBmaW5hbCBkZWFkbGluZSB3aXRob3V0IHBlbmFsdHkgKGluIGFyYml0cmF0aW9uKS5kAg8PZBYEZg8WAh8ABQ08Yj5MZWdhbDo8L2I+ZAIBDxYCHwAF3QoxKSBJIHJlcXVpcmUgY29tcGxldGUgYW5kIGZ1bGx5LWZ1bmN0aW9uYWwgd29ya2luZyBwcm9ncmFtKHMpIGluIGV4ZWN1dGFibGUgZm9ybSBhcyB3ZWxsIGFzIGNvbXBsZXRlIHNvdXJjZSBjb2RlIG9mIGFsbCB3b3JrIGRvbmUgKHNvIHRoYXQgSSBtYXkgbW9kaWZ5IGl0IGluIHRoZSBmdXR1cmUpLjxiciAvPg0KMikgRGVsaXZlcmFibGVzIG11c3QgYmUgaW4gcmVhZHktdG8tcnVuIGNvbmRpdGlvbiBhcyBmb2xsb3dzIChkZXBlbmRpbmcgb24gdGhlIG5hdHVyZSBvZiB0aGUgZGVsaXZlcmFibGVzKTo8YnIgLz4NCjJhKSBJZiB0aGVyZSBhcmUgYW55IHNlcnZlci1zaWRlIGRlbGl2ZXJhYmxlcyAoaW50ZW5kZWQgdG8gb25seSBleGlzdCBpbiBvbmUgcGxhY2UgaW4gdGhlIEJ1eWVyJ3MgZW52aXJvbm1lbnQpIHRoZW4gdGhleSBtdXN0IGJlIGluc3RhbGxlZCBieSB0aGUgU2VsbGVyIGluIHJlYWR5LXRvLXJ1biBjb25kaXRpb24gKHVubGVzcyBzcGVjaWZpZWQgZWxzZXdoZXJlIGJ5IHRoZSBCdXllcikuPGJyIC8+DQoyYikgQWxsIG90aGVyIHNvZnR3YXJlIChpbmNsdWRpbmcgYnV0IG5vdCBsaW1pdGVkIHRvIGFueSBkZXNrdG9wIHNvZnR3YXJlIG9yIHNvZnR3YXJlIHRoZSBidXllciBpbnRlbmRzIHRvIGRpc3RyaWJ1dGUpIG11c3QgaW5jbHVkZSBhIHNvZnR3YXJlIGluc3RhbGxhdGlvbiBwYWNrYWdlIHRoYXQgd2lsbCBpbnN0YWxsIHRoZSBzb2Z0d2FyZSBpbiByZWFkeS10by1ydW4gY29uZGl0aW9uIG9uIHRoZSBwbGF0Zm9ybShzKSBzcGVjaWZpZWQgaW4gdGhpcyBiaWQgcmVxdWVzdCAodW5sZXNzIHNwZWNpZmllZCBlbHNld2hlcmUgYnkgdGhlIEJ1eWVyKS48YnIgLz4NCjMpIEFsbCBkZWxpdmVyYWJsZXMgd2lsbCBiZSBjb25zaWRlcmVkICJ3b3JrIG1hZGUgZm9yIGhpcmUiIHVuZGVyIFUuUy4gQ29weXJpZ2h0IGxhdy4gQnV5ZXIgd2lsbCByZWNlaXZlIGV4Y2x1c2l2ZSBhbmQgY29tcGxldGUgY29weXJpZ2h0cyB0byBhbGwgd29yayBwdXJjaGFzZWQuPGJyIC8+DQozYikgTm8gcGFydCBvZiB0aGUgZGVsaXZlcmFibGUgbWF5IGNvbnRhaW4gYW55IDxhIHNoYXBlPSJyZWN0IiBocmVmPSIvUmVudEFDb2Rlci9Tb2Z0d2FyZUNvZGVycy9GQVEuYXNwI2NvcHlyaWdodCIgdGFyZ2V0PSJibGFuayIgc2hhcGU9InJlY3QiPmNvcHlyaWdodCByZXN0cmljdGVkIDNyZCBwYXJ0eSBjb21wb25lbnRzPC9hPiAoaW5jbHVkaW5nIEdQTCwgR05VLCBDb3B5bGVmdCwgZXRjLikgdW5sZXNzIGFsbCBjb3B5cmlnaHQgcmFtaWZpY2F0aW9ucyBhcmUgZXhwbGFpbmVkIEFORCBBR1JFRUQgVE8gYnkgdGhlIGJ1eWVyIG9uIHRoZSBzaXRlIHBlciB0aGUgc2VsbGVyJ3MgU2VsbGVyIExlZ2FsIEFncmVlbWVudC48YnIgLz4NCmQCAg9kFgICAQ9kFgJmDw8WAh4HVmlzaWJsZWhkZGTIQYV7E6xmuzxbSYCuSt0YxGUX3w=="/>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ultimedia online streaming application</text:h>
      <text:p text:style-name="P2">this program 2 version needed : <text:line-break/>A) Windows Application ( c++/mysql) <text:line-break/>B ) web ( PHP-MYSQL + CSS/XHTML + AJAx - Jquery + light box ) <text:line-break/><text:line-break/>Introduction to the desired application: <text:line-break/>• The desired application is briefly a multimedia online streaming application using a previously stored links in a MySQL Database on a server. <text:line-break/>• The application also allows the user to read books and articles and see wallpapers from web links online. <text:line-break/>• Also the application allows downloading these files in several ways (mentioned later). <text:line-break/>• The main advantage in this application is to allow dealing with these media and articles in an easy way as if the user is exploring them from his own hard disk. <text:line-break/>• So he is able to add any of them to favorites and make playlists. <text:line-break/>• Also Rating and comments are allowed by users which can be viewed to all users. <text:line-break/>• Also searching is allowed by users. </text:p>
      <text:h text:style-name="P9" text:outline-level="1"><text:span text:style-name="T1">Simple iPhone App : Lotto Route [</text:span><text:span text:style-name="T5">всего 3 функции!</text:span><text:span text:style-name="T1">]</text:span></text:h>
      <text:p text:style-name="P2">Produce a simple application that displays the contents of a database table and allows the user to select one or more of the entries displayed on the screen.<text:line-break/><text:line-break/>The application is a simple game in which the player checks/marks any entries in the list that have been seen. The game is finished when all the entries on the first list have been checked off.<text:line-break/>The game has been designed to use the standard elements of the iPhone interface and so the bulk of the work will be involved in populating the two lists and ensuring that the state of the game is maintained correctly.<text:line-break/><text:line-break/>The application should adhere to the following Main Design Principles:<text:line-break/>a. Bilingual : All screens are to be displayed in French or English depending on whether the iPhone language is French or not.<text:line-break/>b. The application should be available on all iPhones and iPod Touch machines.<text:line-break/>c. Standard : Where possible, all elements of the application should be standard for iPhone applications - i.e: buttons, lists, navigation bar etc.<text:line-break/>d. Fancy iPhone functionality such as GPS, motion sensor etc will be NOT be required. <text:line-break/><text:line-break/>The details of the application are as follows:<text:line-break/><text:line-break/>a. There are 3 Database tables : 2 containing static data lists and one the contains a record of each game. The first data table contains 100 records, the second contains 60 records. The Game table contains a record for each game that has been played.<text:line-break/><text:line-break/>b. There are 11 screens : <text:line-break/>- 1 front page - three buttons: play, statistics, how to play<text:line-break/>- 1 game launch screen<text:line-break/>- 1 text entry screen (2 fields)<text:line-break/>- 2 list screens (user can select / deselect an entry in the tables)<text:line-break/>- 2 statistics screens (simple information from the game table - how many seen, length of game etc.)<text:line-break/>- 4 help screens (static information only - navigate in sequence from one to four)<text:line-break/><text:line-break/>c. There are some dialogue boxes to confirm selection, cancellation, end of game etc.<text:line-break/><text:line-break/>A couple of extra points:<text:line-break/>a. the application is pretty simple - just two list from which the user can select or deselect items that have been "seen".<text:line-break/>b. the database is to be held on the iPhone (as SQL Lite) - it is not accessed remotely.<text:line-break/>c. there is now requirement to use any of the funky stuff found on an iPhone (motion sensors, location, camera or anything).<text:line-break/></text:p>
      <text:p text:style-name="Text_20_body"><text:span text:style-name="T1">There is an extensive specification that includes:<text:line-break/>a. all screen/dialogue box layouts<text:line-break/>b. database design and contents<text:line-break/>c. events / actions for all buttons etc.<text:line-break/>d. french and english text<text:line-break/></text:span><text:a xlink:type="simple" xlink:href="http://ws.elance.com/uploads2/6B/DD/16899435/SWiltshire_iPhone_Specification.ppt">http://ws.elance.com/uploads2/6B/DD/16899435/SWiltshire_iPhone_Specification.ppt</text:a><text:span text:style-name="T1"> </text:span></text:p>
      <text:h text:style-name="P10" text:outline-level="1">Registry cleaner</text:h>
      <text:p text:style-name="P2">The deliverable of this job is a registry cleaner that includes some other tools. This application will consist of a UI that presents functionality to perform a main scan, registry backup and registry defragmenter. The UI should provide the ability to choose the main functional area on the left, and then present the use with options and functionality specific to that functional area on the right.<text:line-break/><text:line-break/>The application should be written in c# using pinvoke to access native win32 api calls for registry and file system access when needed.<text:line-break/></text:p>
      <text:p text:style-name="Text_20_body"><text:span text:style-name="T2">Main scan </text:span><text:span text:style-name="T6">– </text:span><text:span text:style-name="T1">detect zombied registry entries and prompt the user for removal. The following functionality should be contained</text:span><text:span text:style-name="T5">:</text:span><text:span text:style-name="T1"><text:line-break/>1. Search all hives for registry keys with references to files, compiling a list as<text:line-break/>you go. The scan should include checks for the following:<text:line-break/><text:tab/>a. Zombie file extension associations<text:line-break/><text:tab/>b. Time zone locations that are no longer used<text:line-break/><text:tab/></text:span><text:span text:style-name="T5">с</text:span><text:span text:style-name="T1">. Fonts that are no longer used<text:line-break/>2. Use list of registry keys with references to files to determine if file is located<text:line-break/>on the machine, using win32 api calls.<text:line-break/>3. If file is not located on machine, registry key is added to another list for<text:line-break/>deletion.<text:line-break/>4. A progress bar should be supplied to give the user real time feedback.<text:line-break/></text:span></text:p>
      <text:p text:style-name="Text_20_body"><text:span text:style-name="T2">Registry Backup </text:span><text:span text:style-name="T6">– </text:span><text:span text:style-name="T1">copy specified keys to another location in the registry and in case of corruption, restore specified keys.<text:line-break/>1. Create a location in the registry to store copies of registry keys.<text:line-break/>2. Prompt user for which registry keys they would like to backup<text:line-break/><text:tab/>a. Simple (Default) - include all keys.<text:line-break/><text:tab/>b. Custom - allow user to choose keys using a tree view with a check box to show selection of which keys are to be backed up.<text:line-break/>3. Copy registry keys using win32 api calls.</text:span></text:p>
      <text:p text:style-name="P2"/>
      <text:p text:style-name="Text_20_body"><text:span text:style-name="T2">Registry Defragmenter </text:span><text:span text:style-name="T6">– </text:span><text:span text:style-name="T1">find unused data within the registry and completely remove the entries. The idea is to shrink the total size of the registry to make for faster access.<text:line-break/>1. Find registry entries that are zombied and delete them using win32 apis.</text:span></text:p>
      <text:p text:style-name="P6"/>
      <text:h text:style-name="P11" text:outline-level="1">Registry and browser optimizer</text:h>
      <text:p text:style-name="P2">The deliverable of this job is a registry cleaner that includes some other tools. This application will consist of a UI that presents functionality to perform an internet optimizer and a simplified registry editor. The UI should provide the ability to choose the main functional area on the left, and then present the use with options and functionality specific to that functional area on the right.<text:line-break/><text:line-break/>The application should be written in c# using pinvoke to access native win32 api calls for registry and file system access when needed.<text:line-break/></text:p>
      <text:p text:style-name="Text_20_body"><text:span text:style-name="T2">Internet Optimizer </text:span><text:span text:style-name="T6">– </text:span><text:span text:style-name="T1">delete files associated with web browsers' history, along with the web browser cache.<text:line-break/>1. The user interface should prompt the user before deleting the web browser cache, warning about removing cookies for saved passwords.<text:line-break/></text:span></text:p>
      <text:p text:style-name="Text_20_body"><text:span text:style-name="T2">Simplified Registry editor </text:span><text:span text:style-name="T6">– </text:span><text:span text:style-name="T1">allow the user to delete registry keys associated with browser helper objects (BHO), startup programs, and add/remove programs.<text:line-break/>1. The user interface should give the user a simplified view of the BHO, startup<text:line-break/>programs, and add/remove programs.<text:line-break/><text:tab/>a. Provide name of BHO, startup program, or add/remove program.<text:line-break/><text:tab/>b. Provide checkbox to delete BHO, startup program, or add/remove program.</text:span></text:p>
      <text:h text:style-name="P10" text:outline-level="1">Twitter Scraper [<text:span text:style-name="T5">добавление+поиск по базе</text:span>]</text:h>
      <text:p text:style-name="P2">What I need or require: <text:line-break/><text:line-break/>A simple utility that can: <text:line-break/>a. scrape Twitter and identify users who meet specified criteria (see below); <text:line-break/>b. download whatever content is available for these profiles, including profile name, tweets, mentions, tags, followers and following<text:line-break/><text:line-break/>User should be able to specify:<text:line-break/>- keywords<text:line-break/>- max number of results<text:line-break/><text:line-break/>Output should be simple text file<text:line-break/><text:line-break/>Other context/requirements that providers will need to know: <text:line-break/>Think simple but powerful<text:line-break/>Can be command line interface - need not have a GUI<text:line-break/>Flexible on the use of technology or coding preference - as long as it complies with Twitter API guidelines </text:p>
      <text:h text:style-name="P10" text:outline-level="1">Website for Webcasting [<text:span text:style-name="T5">база страниц, база новостей; добавить страницу (с картинками), добавить новость, выдать новости, комментировать новость</text:span>]</text:h>
      <text:p text:style-name="P2"><text:line-break/>We would want the website to have more interactive features in terms of look and functionality. The visual dynamics could be accomplished using interactive flash banners with video incorporation. <text:line-break/><text:line-break/>In terms of functionality we are looking for the following<text:line-break/><text:line-break/>- Ability to add pages with images regularly with links<text:line-break/><text:line-break/>- Ability to add news and updates with snippets on homepage<text:line-break/><text:line-break/>- Our website has a "Get a Quote" form, We need to simplify this form further with validations. The form content needs to be emailed and stored to a database which could be integrated with a CRM we already have or a simpler version you propose. <text:line-break/><text:line-break/>- Integration with CMS. We are currently using joomla, but if you have a better proposition which is easier for us to manage, we are ready to explore the options.<text:line-break/><text:line-break/>- We also want to have a Live Help built into our site tightly and to have tracking ability within. <text:line-break/><text:line-break/>The website should be cross browser compatible and should be viewed uniformly across all the major web browsers available. <text:line-break/><text:line-break/>We would need a table less DIV based W3C valid structure<text:line-break/><text:line-break/>The site should be built using best search engine practices complete with alt tags, meta tags and relevant keywords. We would appreciate if you could maintain the existing keywords and alt tags the way they are. Plus we want to use Google analytics to measure effective traffic to the site.</text:p>
      <text:h text:style-name="P10" text:outline-level="1">Multi User SMS Texting Application [<text:span text:style-name="T5">база сообщений, база пользователей+4 функции(логин, принять, переслать, рассылка)</text:span>]</text:h>
      <text:p text:style-name="P2">What I need or require: <text:line-break/>I am looking for an application which will:<text:line-break/>a. Be server sided and connect to one or more Siemens M20 Mobile or other server serially attached GSM Mobile. The application will send/receive texts via the attached gsm terminal.<text:line-break/><text:line-break/>b. Be multi user capable allowing multiple users to connect to the server service with internet explorer or a dedicated client to send sms text messages.<text:line-break/><text:line-break/>c. Provide a command line interface to the server to allow the bulk sending of sms text messages.<text:line-break/><text:line-break/>d. Allow text messages to be received and processed by some means - e.g. a script, passing the mobile number and message to the script for processing.<text:line-break/><text:line-break/>e. Use a reliable backend database given that the volume of messages to be processed could run into many thousand.<text:line-break/><text:line-break/>Other context/requirements that providers will need to know: <text:line-break/>The application would be used to bulk send texts in the majority of instances.<text:line-break/>It would also be used by users logging into the system to send adhoc texts to groups.</text:p>
      <text:h text:style-name="P10" text:outline-level="1">Automated Betting Bot <text:span text:style-name="T5">[база скачек, база ставок, функции: скачать инфо о скачках, запостить ставку, изменить ставку, отменить ставку, выбрать наиболее выигрышную ставку]</text:span></text:h>
      <text:p text:style-name="P2">I would like to build a system for horse racing, which is capable of getting data from various exchanges, do some analysis and then place bets. Since the system can make hundreds of bets at the same time, we need the system to be highly scalable. Initially the system should support Betfair &amp; BetDAQ and should have the facility to integrate other betting exchanges easily. The system should also be capable of placing bets for multiple users in different races at the same time.<text:line-break/><text:line-break/>I would like the system to be designed in a modular fashion. These may include<text:line-break/><text:line-break/>1. A module to retrieve data from Betfair exchange in short intervals.<text:line-break/>2. A module to retrieve data from BetDAQ exchange.<text:line-break/>3. A highly scalable module which can place 1000's of bets to Betfair exchange for different users and keep track of them.<text:line-break/>4. A highly scalable module which can place 1000's of bets to BetDAQ exchange for different users.<text:line-break/>5. There should be a middleware module, whose job is to read a table which contains the user login details, and their selections on each horse race which should use all the above 4 modules. The middleware module should contain a simple logic where it reads the users selections and should check for the current odds and if the odds are within the range, then only it should place the bet for that particular user.<text:line-break/><text:line-break/>All the retrieved data from exchanges and also bets placed/modified/canceled data should be recorded in MySQL DB.<text:line-break/><text:line-break/>I would like this application to run as windows service and should have different logging capabilities.<text:line-break/><text:line-break/>I would like this project to be developed in C#.<text:line-break/></text:p>
      <text:h text:style-name="P10" text:outline-level="1">iPhone Geo-Based Locator Application [<text:span text:style-name="T5">база точек, база закладок, функции: определить ближайшие, посмотреть инфо о точке, добавить закладку, построить направление к точке</text:span>]</text:h>
      <text:p text:style-name="P2"><text:line-break/>Data will be accessed through JSON API. The application will locate the nearest locations based on clients Lat / Long. Locations will then populate on a google map with pinpoints. Locations will also output in a list view sorted by category with distance from current location. The client will be able to view more information on each location including: phone, homepage, address, hours, and email. There will be the ability to add bookmarks, get google directions, and directions from current location. <text:line-break/><text:line-break/>Tabs<text:line-break/>- Locate<text:line-break/>- Search<text:line-break/>- Bookmarks<text:line-break/><text:line-break/>Requirements<text:line-break/>- Auto Locate<text:line-break/>- Map, Satellite, Hybrid View<text:line-break/>- List View Select Category -&gt; Nearest Locations within Category<text:line-break/>- Search by Arbitrary Keyword <text:line-break/>- Bookmark Listing<text:line-break/>- Add to Contacts<text:line-break/><text:line-break/>Settings<text:line-break/>- Adjust Auto-Locate<text:line-break/>- Adjust Radius</text:p>
      <text:h text:style-name="P10" text:outline-level="1">iPhone Geo-Based Locator Server [<text:span text:style-name="T5">база точек, функции: зарегистрировать точку, изменить инфо о точке, выдать близкие точки</text:span>]</text:h>
      <text:p text:style-name="P2"><text:line-break/>Server will store and change<text:span text:style-name="T5"> </text:span>information on each location including: phone, homepage, address, hours, and email. Access from clients will be carry out through JSON API. Server will locate the nearest locations based on clients Lat / Long. Server will have command-line interface.</text:p>
      <text:p text:style-name="P2">Server will be developed in Ruby.<text:line-break/><text:line-break/></text:p>
      <text:h text:style-name="P10" text:outline-level="1">Hurricane Toolbar for IE</text:h>
      <text:p text:style-name="P2">The toolbar is intended to work with Internet Explorer. Via this toolbar, user has the option to automatically translate the pages. The toolbar will contain 2 drop-down lists: one with source language (will list languages: English, French, German, etc…) and one with target language (also the same list like source language). The dropdown list must be built in a manner so it can be extended in the future (maybe XML format). The toolbar will also contain a button Start button and its feature is that when it is pressed, content will be translated, and when it is not pressed, original content is shown. <text:line-break/>When the user presses the button, the toolbar will first check if the proxy server is started (proxy server will be provided later). If it is not started, the toolbar will attempt to start it, and if it cannot do this, it will show a message to the user and ask him to start it himself. If the proxy is started, the running state must be acknowledged, and a form with username/password fields will be prompted on the screen, for authentication to the proxy server. After all these are accomplished (if the proxy is started), the toolbar will backup the old settings (to be able to restore them when the button will be de-pressed) and will automatically change IE proxy settings to point to the proxy server (the proxy server will run on localhost, on port 55780). Also, it has to refresh the page (so the currently displayed page will also be translated)<text:line-break/>Another role of the toolbar is to change every request headers, adding a new header in this format:<text:line-break/><text:line-break/>TwisterConfig tb_src=xx;tb_trg=yy<text:line-break/><text:line-break/>where xx is the short name of the source language selected by user in the “source language” dropdown list (ex: en for English) and yy is the short name for the target language selected by user in the “target language” dropdown list. <text:line-break/><text:line-break/>When proxy server will encounter such header, it will know that it has to perform a translation (so the page will be translated before it will be returned to the browser).<text:line-break/><text:line-break/>When the Start button is depressed it should attempt to stop the proxy server, and restore the old proxy configuration of IE.<text:line-break/><text:line-break/>The toolbar must also have an installer. </text:p>
      <text:h text:style-name="P10" text:outline-level="1">Planning Your Wedding Script</text:h>
      <text:p text:style-name="P2">Users visiting the site should be able to plan their wedding using this script. I need the following Designed + Programmed:<text:line-break/><text:line-break/>1) Nice looking UI (with AJAX) to enter in information<text:line-break/>a) User Info<text:line-break/>b) Services being requested (ex: Banquet Hall, Video, DJ, etc)<text:line-break/>c) Information related to the wedding<text:line-break/>i) Number of people attending<text:line-break/>ii) Place of wedding<text:line-break/>iii) Budget for the wedding<text:line-break/><text:line-break/>2) All the information submitted by the user should be stored in a MySQL DB<text:line-break/><text:line-break/>3) Script should send out an email to business listed on the directory asking for a quote.<text:line-break/><text:line-break/>4) After getting a quote I should be able to analyze the quote and send out an email to the user. Looking for nice email HTML template<text:line-break/><text:line-break/>All this should be programmed using HTML, CSS, PHP, AJAX, MySQL, etc....<text:line-break/><text:line-break/>Also when the final graphics + script it is ready it should be integrated into existing site. And provide support until it has no bugs.</text:p>
      <text:h text:style-name="P10" text:outline-level="1">iPhone/iPod app for health care patients</text:h>
      <text:p text:style-name="P2">We are a looking to create an app for use in the field of chiropractic. We are in need of an app that will allow our patients to do the following:<text:line-break/><text:line-break/>login securely<text:line-break/>make/change appointments<text:line-break/>download new patient forms<text:line-break/>access medical records<text:line-break/>manage accounts through paypal<text:line-break/>find directions and provider information<text:line-break/><text:line-break/>The app must be very generic, simple, and must contain some brand specificity. For example, the user should be able to download the app, search for their provider, and sign in under that provider's account.<text:line-break/><text:line-break/>Logo's and brand specificity must be interchangeable so that each provider has the opportunity to have an individualized account that matches their brand identity, not unlike the experience of facebook, where the account holder has the ability to customize to a small degree, but the interface is relatively generic.<text:line-break/><text:line-break/>Simplicity is key, as this app will serve as a prototype to be used in 2 trial offices to test usability and performance before a second product is commissioned. If we like what we see we are very likely to hire the same person for the larger project.<text:line-break/></text:p>
      <text:h text:style-name="P10" text:outline-level="1">Online Card Game</text:h>
      <text:p text:style-name="P2">High Level Requirements<text:line-break/>Basic Rules<text:line-break/>- The game can be played by 2-6players and will use two decks. <text:line-break/>- There can be multiple tables and each table could have any version of the game and will need min 2 players to start and max 6players.<text:line-break/>- The game will start after a fixed amount of time or if the table is full. <text:line-break/>- There will be different versions of the game played on different tables. <text:line-break/>- The user will choose which version of the game to play by choosing the appropriate table.<text:line-break/>- The betting amount will be fixed at table level. <text:line-break/>- The game should support both practice and real games. <text:line-break/>- The game should have good animation for<text:line-break/>- Dealing cards<text:line-break/>- Pick or discard cards<text:line-break/>- Sorting Cards based on rank or value of the card etc.<text:line-break/><text:line-break/>Payment Module<text:line-break/>- The user should be able to deposit money via credit card, paypal or mol.<text:line-break/>- User should have option to track all payments<text:line-break/><text:line-break/>Admin Module<text:line-break/>- Admin Module should have option to manage/control every aspect of the game and website which includes<text:line-break/>- Changing game rules<text:line-break/>- Configuring the Lobby (Number of tables, game version for each table, open/close tables, etc.)<text:line-break/>- Setting up Sign Up fee<text:line-break/>- Generate Reports<text:line-break/><text:line-break/><text:line-break/>Key Architecture Requirements<text:line-break/>1. The basic framework of the game should be very flexible.<text:line-break/>2. Change in game rules should not impact the architecture.<text:line-break/>3. Should have flexibility to add more versions of the game (different rules).<text:line-break/>4. The Game Lobby should support multiple tables and on each table different version of the game can be played.<text:line-break/>5. Should load fast and have small foot print.<text:line-break/>6. No downloads should be required except for the runtime (flash or silverlight)<text:line-break/>7. High security for payments and Hacker safe website.<text:line-break/><text:line-break/><text:line-break/>Technology<text:line-break/>Serverside should be C# .NET and SQL Server Database.<text:line-break/><text:line-break/>Game development could be on Flash or Silverlight (prefer to use Silverlight but will follow your advice if backed with sound reasoning)<text:line-break/><text:line-break/>Maintenance<text:line-break/>Should be willing to support for minimum 1year from the day of launch.</text:p>
      <text:h text:style-name="P10" text:outline-level="1">Silverlight/Flash Webcam Recording Project</text:h>
      <text:p text:style-name="P2">General:<text:line-break/>We need a webcam recording project to be used in conjunction with Microsoft’s Silverlight. A small web-based system for allowing a user to make a WMV recording of themselves via their webcam and microphone. This recording will then be uploaded to our web server via http using Silverlight. The user will also have the ability to input markers into the video file. The sequence of events should occur as follows:<text:line-break/>1) User navigates to the web page<text:line-break/>2) The web page loads onto the user’s browser presenting controls which will:<text:line-break/>- Start<text:line-break/>- Stop<text:line-break/>- Pause<text:line-break/>- Add Timestamp (to insert marker)<text:line-break/>- Restart<text:line-break/>- Upload<text:line-break/>3) The user presses “Start” to begin the recording session. The user’s video shows up on a <text:line-break/>4) The system captures the stream from the webcam and audio from the microphone.<text:line-break/>5) Whenever the user presses the “Timestamp” button, a configurable timestamp marker is embedded into the WMV file.<text:line-break/>6) If the user presses “Pause”, the recording will pause while the video display window in the browser continues to show the video stream. When the user continues, recording will resume.<text:line-break/>7) The user presses “Stop” to end the recording session<text:line-break/>8) The user presses “Restart” to restart the recording from the beginning.<text:line-break/>9) The user presses “Upload” to upload the completed video to the web server<text:line-break/><text:line-break/>Notes:<text:line-break/>• User controls should only be enabled as they are capable of being used. Ex. Disable Start button if it is not currently recording.<text:line-break/>• Configurable placement of the video window. Should allow for programmatically changing the position of the video window on the web page.<text:line-break/>• Should be operate in browser versions indicated below (or higher):<text:line-break/>- Microsoft Internet Explorer 7.0<text:line-break/>- Firefox 1.05<text:line-break/>- Safari 1.2<text:line-break/>- Opera 9.1<text:line-break/>• Development environment:<text:line-break/>- Code-behind in C#<text:line-break/>- Silverlight version 3.0 </text:p>
      <text:p text:style-name="Text_20_body"/>
      <text:h text:style-name="P9" text:outline-level="1"><text:span text:style-name="T1">iPhone </text:span>Creepy/Scary Themed Text Game</text:h>
      <text:p text:style-name="Text_20_body">basic details:<text:line-break/>4 screens ( splash screen, main menu, about us, play game)<text:line-break/>Will need to use keyboard to play the game. <text:line-break/><text:line-break/>The actual gameplay is quite simple. <text:line-break/>The user will enter anything via on screen keyboard and it will be displayed in designated area. After the player finishes typing and enters it, the game will respond by randomly selecting a phrase and displaying it. The list of phrases will be chosen by me. There will be about 10 different phrases.<text:line-break/><text:line-break/>example:<text:line-break/>Player types in " hello there how are you"<text:line-break/>the game will respond with random phrase " please focus on your question"<text:line-break/><text:line-break/>There will be a little bit of audio. I want the audio to have a little girl giggling randomly every 15 seconds in a creepy way. Im open to suggestions to improve this. <text:line-break/></text:p>
      <text:h text:style-name="P9" text:outline-level="1">Search Engine Robot</text:h>
      <text:p text:style-name="Text_20_body">Creating a program that does searches on yahoo. <text:line-break/><text:line-break/>The aim of this project is to be able to develop a program that searches on yahoo for specific phrases so that Yahoo Suggest will list these phrases. <text:line-break/><text:line-break/>Explenation: <text:line-break/>Go to <text:span text:style-name="T1">http://www.yahoo.com</text:span> and type in any word. For example - consumer product <text:line-break/>You see that yahoo opens up a box of "Yahoo Search Assist" with searches that have the phrase - consumer product - in them, such as - consumer product reviews; consumer product ratings, etc. <text:line-break/>These suggestions by yahoo are based on several parameters, mainly on the searches that other yahoo users have done recently, so for example, if more users searched for - consumer product reviews - than for - consumer product ratings, than when a user starts to type in the search box- consumer product - than yahoo will suggest - consumer product reviews - at the first suggestion and than list - consumer product ratings - as the second suggestion and so forth. <text:line-break/><text:line-break/>The goal is to develop a program that can influence the suggestions on the yahoo search assist and place at the top of the suggestions a desired suggestion for a specific search phrase. <text:line-break/><text:line-break/>Obviously, the program will have to mimic searches on yahoo for the desired phrase. This will require the development of the program, testing of the results to figure out how to best influence the resutls, such as: doing it from proxy servers, at random time intervals, appearing as a normal surfing behaviour by getting to the search page from other web pages + visiting one of the domains listed on the search results page + not clicking too fast etc, finding out other parameters, etc. And then improving the program accordingly. <text:line-break/><text:line-break/>Because this is a project that will be ongoing, I will devide it to several phases: <text:line-break/><text:line-break/>1. You can choose any search phrase you would like, such as mokaka which currently does not appear as a suggestion, and make it appear as a suggestion when typing mokak - even not at the first result. Upon completion of this preleminary test you will get the first payment of 25% of the project cost. <text:line-break/><text:line-break/>2. Now you need to write the program so it is stronger and more robust so that it would be able to handle harder search phrases with many searches, and also be able to promote more then one search phrase. For example- for the search phrase - consumer reviews - have the first suggestion as - consumer reviews and coupons. <text:line-break/>This will award you with an additional 50% of the cost. <text:line-break/><text:line-break/>3. This stage will add bug fixes and specific improvements, such as being able to target country specific yahoo results such as fr.yahoo.com; uk.yahoo.com etc and other needed improvements. <text:line-break/>This will award you the final 25% of the cost. <text:line-break/><text:line-break/>See some basic info on http://help.yahoo.com/l/us/yahoo/search/basics/basics-27.html</text:p>
      <text:p text:style-name="Text_20_body"/>
      <text:h text:style-name="P9" text:outline-level="1"><text:span text:style-name="T1">S</text:span>ystem <text:span text:style-name="T1">for</text:span> sell<text:span text:style-name="T1">ing</text:span> vouchers</text:h>
      <text:p text:style-name="Text_20_body">We are looking for an automated e-commerce system which can allow us to sell vouchers based on a collective buying model. <text:line-break/><text:line-break/>The voucher entitles the holder to receive a product/service at a discounted value (the deal). To receive this deal, a minimum number of vouchers must be sold (the group aspect of the deal). Users will have a certain number of days (i.e. 3 days) to sign up for the voucher, before the deal is complete and we move onto another voucher. <text:line-break/><text:line-break/>At any given time, we will be offering only one voucher at a time. (although the system should be able to support multiple concurrent deals if needed) If we sell at least a minimum number of vouchers, and not more then the maximum number, then all the users who signed up for the voucher will be charged for the purchase and have the voucher sent to them via email. <text:line-break/><text:line-break/>There will be multiple discount levels based on the number of users who sign up. So for instance if at least 10 people sign up than they will all receive a 30% discount, if 30 people sign up they will all receive a 40% discount, if 50 or more sign up they will all receive a 50% discount.<text:line-break/><text:line-break/>If the minimum number is not met, no one will receive the voucher and no one will be charged for it. When a user signs up for a voucher, they will enter their payment information and agree to purchase the voucher at the end of the deal given that the minimum number is met.<text:line-break/><text:line-break/>The solution will need to:<text:line-break/><text:line-break/>a) Allow administrator to create new deals (voucher/product) and specify an end date/time, minimum order number, maximum order number, and discount levels.<text:line-break/>b) Facilitate payment options including paypal, google checkout, and direct credit card transactions through paypal pro. (No payment information should be stored on our servers!)<text:line-break/>c) Store authorizations for customer orders to be processed (captured) in batch based on the expiration of the end date/time and whether the number of orders has exceeded the minimum order number and not exceeded the maximum.<text:line-break/>d) Allow customer accounts including login to save purchase information for later use (i.e. billing address, order history, etc.)<text:line-break/>e) Upon processing the payments in batch the system will add orders to customer account and send out emails to customers informing them of purchase completion.<text:line-break/>f) Customers will need to be able to login and download templated vouchers which will contain their name and a uniquely generated security code, and appropriate discount based on discount level reached.<text:line-break/>g) A list of the completed orders will need to be generated by voucher/product and sorted by customer last name and will include security code.<text:line-break/><text:line-break/><text:span text:style-name="T1">O</text:span>ur preference is to use established products, i.e. wordpress / joomla / drupal for content management, oscommerce / wp e-Commerce / wp eShop for user/order management. The main bulk of the effort will be in facilitating the batch order processing and voucher distribution/management NOT in installing/configuring the application toolset. As such we will expect a detailed explanation of your proposed toolset and how you will approach fulfilling the requirements. <text:line-break/><text:line-break/>Job Type<text:span text:style-name="T1">: </text:span>Drupal ; Joomla ; PHP ; Shopping Carts ; Wordpress </text:p>
      <text:p text:style-name="P2">More details: http://ws.elance.com/uploads2/02/19/16849154/Detailed_Requirements.docx</text:p>
      <text:h text:style-name="P9" text:outline-level="1">Contact Management System</text:h>
      <text:p text:style-name="Text_20_body">We are looking for someone to implement a Contact Management Application for us. The code MUST BE WRITTEN IN ASP, NO EXCEPTIONS. We actually have a contact management application written both in C# and VB that could be used and customized to fit the requirements. However, if you have an application already or know of one that suits the requirements better, we are open to using it.<text:line-break/><text:line-break/>Purpose of the application is twofold: 1) to provide a way for small businesses interested in working with the client to submit their contact information via a public Web site form, and 2) to provide a way for employees of the client to manage all of the small business contact information via a secured administration section in a Web browser.<text:line-break/><text:line-break/>Here are more specific requirements:<text:line-break/>- Develop a Microsoft Sql Server database schema to store all small business contact information based off of specifications provided by the Client<text:line-break/>- Design and develop a form for the Client's public-facing Web site where small businesses can enter their contact information<text:line-break/>- Design and develop a password-restricted administration Web application that will allow Client employees to manage the small business contact information, including:<text:line-break/>- Creating, updating and deleting small business records<text:line-break/>- Approving new small business records submitted via the public Web site form<text:line-break/>- Merging duplicate small business records<text:line-break/>- Sending emails to any or all small business contacts<text:line-break/>- Sending an email to any or all small business contacts asking them to verify or update their contact information. This email will contain a one-time use update key that will give the receipient permission to update their contact record.<text:line-break/><text:line-break/>We need a formalized development process to be followed for this project, preferably a RAD approach that utilizes wireframes and prototypes, as the client most likely will not be able to supply all requirements up-front. We want the developer to use a source control tool, such as SVN, to manage and share the source code. We expect solid MVC concepts to be applied and expect the resulting application to produce XHTML-compliant code using CSS for all layout and styles. We would also prefer someone who understands and can implement JavaScript and Ajax, preferably JQuery. In short, we want a solid, clean, easy-to-read and well-documented application as a result of this project.<text:line-break/><text:line-break/>The timeframe for this project is 6-8 weeks from awarding of the project. </text:p>
      <text:h text:style-name="P9" text:outline-level="1"><text:span text:style-name="T1">iPhone</text:span> photo upload<text:span text:style-name="T1">er</text:span></text:h>
      <text:p text:style-name="Text_20_body"><text:span text:style-name="T1">Develop an iPhone 3.0 application to duplicate functionality in our current J2ME app.<text:line-break/><text:line-break/>Utilizing Apple's iPhone 3.0 SDK, the app must allow:<text:line-break/><text:line-break/>1. login to server account, and retrieve data<text:line-break/>2. user to select certain data from what was retrieved <text:line-break/>3. capture photo/ video and audio media files<text:line-break/>4. upload captured media files to server account, or discard<text:line-break/>5. standard Help and About functions, with links to pre-defined server pages<text:line-break/><text:line-break/>The user interface should take into consideration the iPhone's limited screen size.<text:line-break/><text:line-break/>The successful vendor must agree to:<text:line-break/><text:line-break/>a. submit code for third party review<text:line-break/>b. sign an NDA<text:line-break/>c. accept that all code belongs to us and not the vendor<text:line-break/>d. get our approval before including any open source code<text:line-break/>d. meet Apple's development guidelines<text:line-break/>e. work to a timeline<text:line-break/><text:line-break/>Mutual NDA: </text:span><text:a xlink:type="simple" xlink:href="http://ws.elance.com/uploads2/0C/62/16867852/MUTUAL_NDA_-_iphone.doc">http://ws.elance.com/uploads2/0C/62/16867852/MUTUAL_NDA_-_iphone.doc</text:a></text:p>
      <text:p text:style-name="P2">Business Terms: http://ws.elance.com/uploads2/10/62/16867856/Business_Terms.doc</text:p>
      <text:h text:style-name="P10" text:outline-level="1">DNN Module</text:h>
      <text:p text:style-name="P2">The DNN Module specs:<text:line-break/><text:line-break/>Objective:<text:line-break/>Class "schedule and events" module to serves class students.<text:line-break/><text:line-break/>Description:<text:line-break/><text:line-break/>I provide schools with free dnn portals to publish their information and news.<text:line-break/>In order to provide better service to students and students parents, <text:line-break/>I've been asked to give them the ability to view the weekly schedule for each class<text:line-break/>showing their homeworks, lessons, news, and announcements for each subject in the schedule.<text:line-break/><text:line-break/>Quick info:<text:line-break/><text:line-break/>-School has many classes<text:line-break/>-Each class has schdule (Time vs Subjects) -Time should be edited flexibly by admin<text:line-break/>-Each subject has: <text:line-break/><text:line-break/>1- Fixed info (Name, objective, yearly plan) -i.e. entered once a year in form of TEXT and DOCs<text:line-break/>2- Weekly Info (lessons, homeworks, announcements) -i.e. changed by day (calendar)<text:line-break/><text:line-break/>-The public view should appear like a "Weekly Calendar View" in DNN<text:line-break/>-Showing Times vs Subjects grid (i should be able to add one of this module for each class page)<text:line-break/><text:line-break/>-Easy admin interface to enter data:<text:line-break/><text:line-break/>1- A place to enter the list of all classes in school<text:line-break/>2- A place to enter the list of all subjects <text:line-break/>3- A place to enter usernames for all teachers and assign each to one or more classes to edit their weekly data<text:line-break/>4- A place to edit the schedule grid, as follows:<text:line-break/><text:line-break/>a- define no. of subjects each day, break time .. etc<text:line-break/>b- enter school times (should be reflected in schedule easily, to show summer/winter times)<text:line-break/><text:line-break/>5- A place to edit the schedule for each class, i.e.<text:line-break/><text:line-break/>a- They choose the class name from the pull down list<text:line-break/>b- For each slot in the schedule they choose a subject name to fill in<text:line-break/>c- They assign editor for each subject/class<text:line-break/><text:line-break/>6- A place for the other editors (mainly teachers) to enter:<text:line-break/><text:line-break/>a- Subject information <text:line-break/>b- Subject weekly homeworks, announcements, &amp; lessons </text:p>
      <text:h text:style-name="P10" text:outline-level="1">Simple Flash Web App</text:h>
      <text:p text:style-name="P2">1. Determine the frequency (F) that the user hears with a slider bar.<text:line-break/><text:line-break/>2. Determine user's hearing capacity by increasing volume from 20db until they can hear F. <text:line-break/><text:line-break/>3. Account management<text:line-break/>a. User signup and login<text:line-break/>b. Account creation and account deletion etc<text:line-break/>c. Show user diligence by showing number of days they have used the program and number not used.<text:line-break/><text:line-break/>4. User data input<text:line-break/>a. Record number of bursts user hears in a sound file with a counter for each keystroke;<text:line-break/>b. Five question multiple choice form<text:line-break/><text:line-break/>5. Sound file creation<text:line-break/>a. We have a small C sound file creation program that needs to be ported to ActionScript. Our C programmer will assist.<text:line-break/>b. Make generated files available for download and streaming<text:line-break/><text:line-break/>6. Report<text:line-break/>a. Compare user burst record with actual<text:line-break/>b. List user diligence in using the program daily </text:p>
      <text:h text:style-name="P10" text:outline-level="1">Web Crawler</text:h>
      <text:p text:style-name="P2">Hello, everyone, we are seeking a well tailored web crawler for our need of vertical search market in china, here is the detail <text:line-break/>1. able to run multiple instance simultaneously for multiple download of web pages <text:line-break/>2. able to set up index in form of word count statistic of each page, also the hyperlink structure of the page have to be maintained for programmable access <text:line-break/>3. proper archive with suitable backup and recovery <text:line-break/>4. able to scale to large cluster of computers <text:line-break/>5. distributed technology allow optimization automatically both the parrallel and seriel algorithm of data mining regardless of detail of algorithm itself, but if that function too hard, you can leave the interface for us, we do the rest of the job instead, the detail of issues like what interface to be left remained to be negotiated if you accept the contract <text:line-break/>6. able to provide some preprocessing and postprocessing to filter out unused data, we can provide the interface for the detail of the algorithm <text:line-break/>7. extensible to our potential use through loosely coupled interface, for example, redundant page filtering, indexing using text summarization rather than word count, and distributed workload scheduling, and maybe others <text:line-break/>8. good user experience of good look and feel and fully manageable, the manageability shall cover the detail of the function like how many instance to run at the same time, how much total workload or page downloaded, where to backup and restore the data, and they shall be delivered through web page view such as asp or php, but asp is our currently preferred, <text:line-break/>9. remote access is highly preferred <text:line-break/>10. good security in design and coding, particularly if you use language like c or c++, and other security best practices industrial wide shall be used, issues such as data privacy and integrity and authorization is essential <text:line-break/>11. integration with google mapreduce or bigtable is highly preferred but not essential <text:line-break/><text:line-break/>best wishes </text:p>
      <text:h text:style-name="P10" text:outline-level="1">Multiple camera frame grabber</text:h>
      <text:p text:style-name="P2"><text:line-break/>Our company uses several webcams for security and we would like the ability to I save images from these cameras to local directories where they can be later reviewed.<text:line-break/><text:line-break/>I would like a distributable program (single file installation) that allows a user to capture images from a webcamera through directshow, resize them, display them in a window and save them as jpeg images in a local directory.<text:line-break/><text:line-break/>Technologies -<text:line-break/>Development environment: Your choice<text:line-break/>Language: C++, C# or Python<text:line-break/>Target: Windows Vista Standard<text:line-break/>JPEG compression library: Your choice<text:line-break/><text:line-break/>Capabilities -<text:line-break/>Configurable frame rate. Must be able to achieve at least 12 fps. (Cameras run at 30 fps).<text:line-break/>Configurable target image jpeg compression quality.<text:line-break/>Configurable target image size size.<text:line-break/>Checkbox on display to enable / disable frame saving.<text:line-break/>Support for up to 8 cameras per computer.<text:line-break/>Each camera should be visible in a small viewer with one large viewer showing the selected camera full size.<text:line-break/>Each camera should have seperate configuration and store images in a seperate directory.<text:line-break/>One file installation (MSI) </text:p>
      <text:h text:style-name="P10" text:outline-level="1">Salesforce Email Marketing Database Integration</text:h>
      <text:p text:style-name="P2">GOAL: We plan to offer our customers an application that will allow customers to integrate their Lyris email marketing databases with Salesforce.com. <text:line-break/><text:line-break/>MANDATORY FEATURES:<text:line-break/><text:line-break/>1. Salesforce user must be able to download the application automatically through the Salesforce.com drop-down menu, which will create new tabs in their version of Salesforce.com. Tabs should be labeled “Email” to send a campaign and “Reports” to view reporting data. <text:line-break/>2. Salesforce user must be able to send email using all of the following methods:<text:line-break/>a. Lyris email templates<text:line-break/>b. an HTML editor, freeform HTML<text:line-break/>c. plain text<text:line-break/>d. Salesforce.com premade templates<text:line-break/>3. Salesforce user must be able to track &amp; view time, date and subject line of mailings in Salesforce.com so it is visible under individual contacts data and also under campaign reports. <text:line-break/>4. Salesforce user must be able to track &amp; view opens, clickthroughs and forwards in Salesforce.com so it is visible under individual contacts data and also under campaign reports.<text:line-break/>5. Salesforce user must be able to track and view bounces &amp; unsubscribes in Salesforce.com so it is visible under individual contacts data and also under campaign reports.<text:line-break/>6. When the Salesforce user is viewing the contact data in Salesforce, they must be able to click on any sent email campaigns and be able to view the content of the email.<text:line-break/>7. Salesforce user must be able to edit three fields in the email:<text:line-break/>a. to email addresses<text:line-break/>b. from email addresses<text:line-break/>c. subject lines. <text:line-break/>8. Email campaign data must load into Salesforce.com, automatically updating every 24 hours. <text:line-break/><text:line-break/>OPTIONAL FEATURES: <text:line-break/><text:line-break/>1. Automatic merge fields using drop-down menus in Salesforce.com to populate lead information automatically. (For example, firstname, lastname, company name.)<text:line-break/>2. Segmenting leads based on data in Salesforce.com. (For example, industry = finance.) See Boomerang’s segmentation wizard for more details.<text:line-break/>3. Automatic reporting sent to the customer via email or FTP available. </text:p>
      <text:h text:style-name="P10" text:outline-level="1">DATABASE DRIVEN DYNAMIC E*COMMERCE WEBSITE</text:h>
      <text:p text:style-name="P2">designing and developing a Database Driven Dynamic ECOMMERCE Web Application and Data Mining of several websites. The Website will have the following components:<text:line-break/><text:tab/>a. Login and Registration Component<text:line-break/><text:tab/>b.Account Management Component: the Account Management Component is in charge of editing and displaying User Accounts.<text:line-break/><text:tab/>c.Automobile Management: Automobile Management will be in charge of manipulating data such as but not limited to Automobile Makes (Brands), years and Automobile Models. <text:line-break/><text:tab/>d.Parts Management Component: Part Management Component will strictly be for managing Parts with functions such as but not limited to Add a Part and Link a Part to one or several automobile models. Core Deposit and Pricing will also be included in the Component. <text:line-break/><text:tab/>e.Shop Cart Component: <text:line-break/><text:tab/>f.Order Management Component: Order Processing Component will be an Order Management Solutions where the administrator will be able to create, view and edit all orders. <text:line-break/><text:tab/>g.Payment Component: Payment Component will allow users to pay online using paypal, google checkout, bill me later, money brokers and a credit card processing service. <text:line-break/><text:tab/>h.Search Component: Search Component will allow users to search for Parts using the following as data: <text:line-break/><text:tab/><text:tab/>o Year <text:line-break/><text:tab/><text:tab/>o Make <text:line-break/><text:tab/><text:tab/>o Model <text:line-break/><text:tab/>Also, the users will be able to search via string. <text:line-break/><text:tab/>i.Data Mining: Parties agree that the Data mining will be for the sites: fdp.com, cardone.com and image mining for rackandpinionwhse.com. the images will be delivered in a CD to The Client a ALL Text data will be inserted into the Website. </text:p>
      <text:p text:style-name="Text_20_body"><text:span text:style-name="T1"><text:line-break/>Data Categories stated below AND that are found <text:s/>in the websites stated above that will be extracted: Car Steering, Rack &amp; Pinion, Power Steering Pumps, Axle Hub Assemblies. <text:line-break/><text:line-break/>Logo- Nice Clean Logo- possibly with animation<text:line-break/><text:line-break/></text:span><text:span text:style-name="T2">Design Considerations.</text:span><text:span text:style-name="T1"> <text:line-break/>Look &amp; Feel: Website will have a clean interface with looks of a company that sells Car Steering Parts. Sizes of the font will be 13-16 for the whole page. Site will have SOME Flash. <text:line-break/>SEO: Site will be Search Engine Optimized. <text:line-break/>Analytics: Website will have Google Analytics software embedded in the GUI Design on every page. <text:line-break/>Performance: Website will be optimized for optimal performance. <text:line-break/>Other Considerations: Website will be compliant to W3C Web Standards<text:line-break/>Website will be operational in ALL Current Browsers: IE, Mozilla, Opera, Safari and <text:line-break/>Google Chrome. <text:line-break/><text:line-break/></text:span><text:span text:style-name="T2">Technical Specifications.</text:span><text:span text:style-name="T1"><text:line-break/>Programming Language: Java <text:line-break/>Framework: Struts <text:line-break/>Web Server: Apache Tomcat <text:line-break/>Database: MySQL <text:line-break/>Server: Linux</text:span></text:p>
      <text:h text:style-name="P10" text:outline-level="1">Simple Windows Service to Regularly Check Email</text:h>
      <text:p text:style-name="P2">I need a custom windows service (your service should install itself in the windows service manager, so that i can set it to startup automatically on server start) that will regularly check an email account on the same local server, and send a POST to an ASPX of mine (i will create, this isn't part of your project) with some variables from that email. it will also need to save any attachments it finds to a folder on the local server.<text:line-break/><text:line-break/>it should run off a config file with editable values i can edit later and that will take effect after restarting the service, the values in config should be following:<text:line-break/>- mail server address<text:line-break/>- mail server port<text:line-break/>- mail username<text:line-break/>- mail password<text:line-break/>- interval (# of seconds between email checking)<text:line-break/>- folder to save text's (ex: C:\email_texts\) you will put the text of each email into a separate .txt file in this folder<text:line-break/>- folder to save attachments (ex: C:\downloads\) you will save attachments in emails to this folder<text:line-break/><text:line-break/>when it checks the account and finds an email, it will do the following:<text:line-break/>- save any attachments to the folder specified in config<text:line-break/>-- place the filename of the attachment into a string<text:line-break/>- save the message of the email into a .TXT file in the folder specified in config (filename can be anything, just remember to pass it to the POST'd aspx)<text:line-break/>-- place the filename of the TXT into a string<text:line-break/>- pull the FROM email address into a string<text:line-break/><text:line-break/>you will then POST to my ASPX page, including the following variables<text:line-break/>- variable: "filename" = value: "string with filename of saved attachment, replace with the word "none" if there was no attachment<text:line-break/>- variable: "txtfile" = value: "string with filename of saved TXT file"<text:line-break/>- variable: "from" = value: "string with FROM address"<text:line-break/><text:line-break/>and that's it. to help you visualize incase you don't get it from this description. i'm looking to regularly check an email address on my server for emails from customers, at which point i want this data saved and i'll be doing some database entries with the information you give me in that POST.<text:line-break/><text:line-break/>i'm looking to get this online ASAP, someone who can provide quick and have reliable history will be chosen quickly.</text:p>
      <text:h text:style-name="P10" text:outline-level="1">PHP4/Ajax MySQL instant messaging scripts</text:h>
      <text:p text:style-name="P2">Need some scripts to integrate into existing custom made PHP site (no framework, blog system or CMS related). The purpose is to have an Ajax Driven, MySQL backended IM/chat between counselors and students. The idea is to mimic the general behavior of the publicly known instant messengers but for private usage only.</text:p>
      <text:p text:style-name="P2">Conversations should be one-on-one only, that is, every chat is private between two persons only: a student and a counselor; there should be no way to incorporate other users into an existing conversation. They can see each other user names. Students shall never see who else is on line or chat/communicate in any way with other student. Chat conversations could be preserved for future reference at counselor's choice. The conversation should be stored under the student's files. It can be a flat file. There should be a timer on each chat area to keep track of time spend chatting with that particular student. That is, at the beginning of a conversation should start at 00:00. A counselor can have up to two fixed chat areas on a page. No floating windows or detachable areas needed, both areas should stay on the page. The student's page should show the fixed chat area with the elapsed chat time also on sight. Each message received should include a visible time stamp. Users should be able to enter basic text formatting and emoticons on a each message. The counselor should be able to see all the online students on a "who's connected" list. A student can only see if a counselor is on line or not. Every user should be able to set his/her preferred system language via a settings page. Each student is able to "stick" with a click with that particular counselor <text:line-break/><text:line-break/>Scripts should be prepared to have any number of counselors available, each one of them able to chat with up to two students simultaneously (as described above).<text:line-break/><text:line-break/>TECHNICAL GUIDELINES<text:line-break/><text:line-break/>PHP4 compatible with a MySQL backend, sadly that's on the server and IT won't be upgrading it soon enough. All pages must fully validate using W3C's HTML Tidy and SGML parsers with an html4/strict.dtd DOCTYPE declaration. It should allow every aspect of the IM system to be integrated into an existing site whose pages have headers and footers already in place, it shouldn't depend on a particular doctype other than the stated above. It's possible to include JS on page headers though, so count with that.<text:line-break/><text:line-break/>All elements should have either ID or Class names in order to use CSS stylesheets. Embedded styling will not be tolerated in any way or form every styling should come from an external CSS, which should also pass the W3C CSS validation service.<text:line-break/><text:line-break/>All system messages, labels and texts should reside on an external language file that is to be loaded using the user's preferences.</text:p>
      <text:h text:style-name="P10" text:outline-level="1">Content filter for Mac OS X</text:h>
      <text:p text:style-name="P2">I need to develop a content filter software for mac. <text:line-break/>1. website filter. <text:line-break/>Block website in any common web browsers (Safar,Google Chrome, Firefox, Opera) <text:line-break/>2. Block Applications <text:line-break/>3. Track website visited and applications used <text:line-break/>4. Invisible Mode . work invisibly so your child can't detect it. <text:line-break/>5. Password Protection <text:line-break/>Access to the program is password protected. Kids can't uninstall, change settings or stop the program without the password that you set. <text:line-break/>6. Hotkeys <text:line-break/>The program can be easy called or activated/deactivated by customizable hotkeys. <text:line-break/>7. With 7 days free trial, after trial it should be registered <text:line-break/><text:line-break/>Similar to this windows software hidetools.com/child-control.html </text:p>
      <text:h text:style-name="P10" text:outline-level="1">iPhone Application</text:h>
      <text:p text:style-name="P2">I’m looking to create an iPhone application with the same functionality and appearance as the Apple “Contacts” application. What I want to be done differently is the data fields and their labels. Instead of email address and URL, I’m looking for fields like Driver License and Date of Birth. I have approximately 10-15 data fields. I would still like to be able to attach photos to the listing.<text:line-break/><text:line-break/>I want the ability to search any of the data fields and have a search results page. For example if I searched a Date of Birth, I want all the listings with the same Date of Birth to return in the results. Same as searching for a name, if the user searches for “Bob”, I want all “Bob’s” to show up in the results. <text:line-break/><text:line-break/>I want a starting screen with three options, “Enter New Contact”, “Browse All” (this would be the standard alphabetical list of names), and “Search”. The appearance of the application will be the standard Apple form elements, the only place I want to add a design element is to the home screen. I would like to keep it simple and just have the application name, followed by the three calls to action.<text:line-break/><text:line-break/>The application must be compatible with all versions of both the iPhone and iTouch.<text:line-break/></text:p>
      <text:p text:style-name="P2">The application must be in accordance with Apple's acceptance guidelines for iPhone applications.<text:line-break/></text:p>
      <text:p text:style-name="P2">The application code must be made available at the end of the project.</text:p>
      <text:h text:style-name="P10" text:outline-level="1">GUI for Scientific Application</text:h>
      <text:p text:style-name="P2">The GUI is used to create a structural design of a building and output the design to a proprietary format.<text:line-break/><text:line-break/>The GUI will have the following modules:<text:line-break/><text:line-break/>1. Define module to define various elements of the structure <text:line-break/>2. Drawing module - tools with which user can create a design<text:line-break/>3. Assign module to assign properties to the elements<text:line-break/>4. Output generation module<text:line-break/><text:line-break/>The user will use the GUI to create a structural design, save it and generate the output files which are translation of the designs.<text:line-break/><text:line-break/>I want an application which is platform independent. After much research I have decided to stick to OpenGL as the graphical engine. <text:line-break/><text:line-break/>This application will be freely distributed to users. The key requirements are: platform independent solution, superior user experience and (of course) low development &amp; maintenance costs.<text:line-break/><text:line-break/>I want an application that can be easily installed and run on all OSs - Windows, Linux, Unix, Mac. Till date Java is the one option that seems to meet this. If you have a different idea, I am happy to discuss.<text:line-break/></text:p>
      <text:p text:style-name="P2">Attachment: (http://www.elance.com/jobs/gui_for_scientific_application_revised/opengl_java/17800562?catId=10216&amp;job_tier=11188)<text:line-break/>EQUANALYZE GUI Specs - Specs for the GUI<text:line-break/>EQUANALYZE_GUI_Variables_List- 2 files - List of variables that are used in the 2 output files<text:line-break/>2 Text files - Sample of each of the 2 output files required for each design </text:p>
      <text:h text:style-name="P10" text:outline-level="1">Social Networking Website</text:h>
      <text:p text:style-name="P2"><text:line-break/>Astral AdVentures is in the process of building the next generation social networking company that will bring a completely new dimension to the social networking market. We are looking to build our V1.0 website and we are currently accepting proposals. <text:line-break/><text:line-break/>Our social networking website will among other things: <text:line-break/><text:line-break/>(i) allow users to connect and form social networks with others with similar profiles and interests <text:line-break/>(ii) allow users to create a “follower-base” and post messages (e.g. “tweets”) that their followers will receive when posted (similar to facebook and twitter) <text:line-break/>(iii) search our database to identify other members with similar profiles and interests e.g. books,school attended, sports played etc. <text:line-break/>(iv) have the ability to integrate with facebook and iPhone via an app interface <text:line-break/><text:line-break/>We will be looking to select a team that has exceptional experience in state of the art technology/platform architecture and development; as well as leading web design and graphical capabilities. We will be looking to select a team that is knowledgeable in how to integrate search capabilities e.g. Google, Bing etc. into our social networking offering i.e. allowing users to search for single words or strings of words within user profiles. <text:line-break/><text:line-break/>Our timeline for launch is 4 – 8 weeks after development work begins. <text:line-break/><text:line-break/>We look forward to reviewing your proposal. Please include cost estimate, examples of work you have done, and highlight your experience in architecture and development, wed design, and languages you have done work in e.g. PHP, Java, HTML etc. </text:p>
      <text:h text:style-name="P10" text:outline-level="1">Blog Spider</text:h>
      <text:p text:style-name="P2">Architect, design and code a configurable web spider. Application should be able to <text:line-break/>1. Accept a list of user-specified website URL's;<text:line-break/>2. Scrape the content of the specified URL's;<text:line-break/>3. Output text files containing:<text:line-break/><text:tab/>a. text content<text:line-break/><text:tab/>b. image alt tags<text:line-break/><text:tab/>c. page metadata<text:line-break/><text:line-break/>Emphasis should be on performance versus usability - want a simple but powerful utility. <text:line-break/>Interface can be command line or GUI.</text:p>
      <text:h text:style-name="P10" text:outline-level="1">Desktop AIR app with AWS/EC2 backend</text:h>
      <text:p text:style-name="P2">I want a web 2.0 style, Flex / AIR app that will act as the desktop client and AI input tool for tasks that will take place in the cloud (amazon S3/EC2 or Google app Engine)<text:line-break/><text:line-break/>The app will be a custom crawler, RSS/XML aggregator/parser, with extensive use of Google Adwords API, custom SOAP/HTTP/REST requests, sheduled tasks and Amazon store+Alexa API data to be fetched and displayed in the client part.<text:line-break/>It must also use Google gears or at least a local mySQLite <text:line-break/><text:line-break/>I also need a few pages for user registration, download, auto updates, password reminder, subscribe, etc and support for paypal payments.<text:line-break/><text:line-break/>The most important factor is THE SPEED of the entire project, both in terms of creation/deployment and also in terms of the app itself since AIR needs skilled coders to do things faster than normal in terms of app speed, so you may have to let the cloud server do most of the work.</text:p>
      <text:p text:style-name="P7"/>
      <text:h text:style-name="P9" text:outline-level="1"><text:span text:style-name="T3">Mobile Tracker</text:span> </text:h>
      <text:p text:style-name="P1">This would be a mobile tracking software and Website for helping subscribers to register the owner information (Including mobile specific IMEI Number) and alternate phone number. In case the lost phone is replaced with a new SIM the subscribers need to be sent the new number loaded in the phone for further action.</text:p>
      <text:p text:style-name="P1"/>
      <text:p text:style-name="P1">Project Requirement<text:span text:style-name="T1">s:</text:span></text:p>
      <text:p text:style-name="P4"/>
      <text:p text:style-name="P1">1. Basic Website with details of the company and procedure. Registration facility for online sale of service. Login Facility to enable reporting and status updates as detailed above.</text:p>
      <text:p text:style-name="P1"/>
      <text:p text:style-name="P1">2. Ability to read and parse SMS to store subscriber information in database and also ability to send customer status etc through SMS.</text:p>
      <text:p text:style-name="P1"/>
      <text:p text:style-name="P1"><text:span text:style-name="T4">Platform: </text:span>Windows XP", "in all 6.0+ versions of Internet Explorer and 2.0+ versions of Firefox"</text:p>
      <text:p text:style-name="P7"/>
      <text:h text:style-name="P9" text:outline-level="1"><text:span text:style-name="T3">Automation Software for Account Creation/Posting Of Links</text:span> </text:h>
      <text:p text:style-name="P3">Develop a web application that is used for posting links on websites automatically.</text:p>
      <text:p text:style-name="P3">This will involve automation of :<text:line-break/>1. Registration of accounts at free email service<text:line-break/>2. Registration of accounts at target websites<text:line-break/>3. Probable captcha solving as well during registration at websites<text:line-break/>4. Confirmation of accounts through the confirmation URLs/links in email<text:line-break/>5. Posting of backlinks on the registered accounts at target websites</text:p>
      <text:p text:style-name="Text_20_body">I also require the software to be highly customizable so that new websites can be added in each and every month and some sites can be removed.</text:p>
      <text:h text:style-name="P9" text:outline-level="1"><text:span text:style-name="T1">T</text:span>witter <text:span text:style-name="T1">G</text:span>eographic <text:span text:style-name="T1">App</text:span></text:h>
      <text:p text:style-name="P2">I want a site where people can sign in with their twitter account. <text:line-break/><text:line-break/>By signing in they can sign up to the site, and now they can set what country and city they come from. That they can do either by signing in with their twitter account.<text:line-break/><text:line-break/>After they have done that, people can see their updates from their accounts on the site.<text:line-break/><text:line-break/>By tapping in their country, other people can see their updates if they search after that specific country. So if a users go into www."sitename".com and type in that he/she want to see recent updates from usa, he will only see facebook and twitter updates from people from usa. <text:line-break/><text:line-break/>The same thing happens when they type in country and city, - he will only see updates from that specific city.</text:p>
      <text:h text:style-name="P10" text:outline-level="1">Visualforce Callcenter App</text:h>
      <text:p text:style-name="P2">I am looking to have a app coded for use with salesforce.com platform <text:line-break/>The app needs to be coded using visualforce. (APEX AJAX C# .NET) <text:line-break/><text:line-break/>I am looking for something that works in a logical manor. <text:line-break/>A similar company has created something which is bad design but very logical in the way that it works. A link to the site is below... <text:line-break/>http://www.teledirect.com/client_login.asp <text:line-break/>uname:training1 pword:leads123 <text:line-break/><text:line-break/>The ability to add custom scripts into a tab which would be dual purpose for guiding the call center rep through the call as well as having fields for order entry. <text:line-break/><text:line-break/>The end user side of the app needs to follow this format; <text:line-break/>Rep clicks on the tab and it will initiate a new order entry with the script pre-loaded. While speaking with the customer and filling out the form the required additional fields will populate dependent on yes or no responses or other responses. It needs to logically be able to drive the rep in the correct direction for the call and the order entry. I would like only some portions of the script readable until the rep either fills out sections of the form or gets a response to a yes or no question. The app itself needs to have the ability to link to other versions of the same or other scripts based on what kind of call it is (we have 5 scripts right now but are planning to add many more) I envision this being at the top of the tab once loaded it could have links to the various types of scripts they could need. <text:line-break/><text:line-break/>The admin side of the app should follow this format; <text:line-break/>GUI/Wizard for future scripts to be added on the fly as needed.</text:p>
      <text:h text:style-name="P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Ivanov</meta:initial-creator>
    <meta:creation-date>2009-09-08T09:41:09.35</meta:creation-date>
    <dc:date>2009-09-11T18:21:13.60</dc:date>
    <dc:creator>Ivan Ivanov</dc:creator>
    <meta:editing-duration>PT08H40M35S</meta:editing-duration>
    <meta:editing-cycles>107</meta:editing-cycles>
    <meta:generator>OpenOffice.org/3.0$Win32 OpenOffice.org_project/300m9$Build-9358</meta:generator>
    <meta:document-statistic meta:table-count="0" meta:image-count="0" meta:object-count="0" meta:page-count="39" meta:paragraph-count="96" meta:word-count="9558" meta:character-count="56716"/>
    <meta:user-defined meta:name="Info 1"/>
    <meta:user-defined meta:name="Info 2"/>
    <meta:user-defined meta:name="Info 3"/>
    <meta:user-defined meta:name="Info 4"/>
  </office:meta>
</office:document-meta>
</file>